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K Grotesk" svg:font-family="'HK Grotesk', sans-serif"/>
    <style:font-face style:name="Mangal1" svg:font-family="Mangal"/>
    <style:font-face style:name="Minion" svg:font-family="Minion"/>
    <style:font-face style:name="OpenSymbol1" svg:font-family="OpenSymbol"/>
    <style:font-face style:name="Linux Biolinum G" svg:font-family="'Linux Biolinum G'" style:font-pitch="variable"/>
    <style:font-face style:name="Linux Libertine G" svg:font-family="'Linux Libertine G'" style:font-pitch="variable"/>
    <style:font-face style:name="Linux Libertine G1" svg:font-family="'Linux Libertine G'" style:font-adornments="Bold"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4.0313in" style:rel-column-width="5805*"/>
    </style:style>
    <style:style style:name="Table1.B" style:family="table-column">
      <style:table-column-properties style:column-width="2.4688in" style:rel-column-width="3555*"/>
    </style:style>
    <style:style style:name="Table1.A1" style:family="table-cell">
      <style:table-cell-properties fo:padding="0.0382in" fo:border="none"/>
    </style:style>
    <style:style style:name="P1" style:family="paragraph" style:parent-style-name="HeadingSection">
      <style:text-properties style:font-name="Linux Libertine G1" fo:font-size="12pt" fo:font-weight="bold" officeooo:rsid="0007f716" officeooo:paragraph-rsid="0007f716" style:font-name-asian="Lucida Sans Unicode" style:font-size-asian="18pt" style:font-weight-asian="bold" style:font-name-complex="Mangal" style:font-size-complex="18pt" style:font-weight-complex="bold"/>
    </style:style>
    <style:style style:name="P2" style:family="paragraph" style:parent-style-name="HeadingSection">
      <style:text-properties style:font-name="Linux Libertine G1" fo:font-size="12pt" fo:font-weight="bold" officeooo:rsid="000b5d74" officeooo:paragraph-rsid="000b5d74" style:font-name-asian="Lucida Sans Unicode" style:font-size-asian="18pt" style:font-weight-asian="bold" style:font-name-complex="Mangal" style:font-size-complex="18pt"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07f716" style:font-size-asian="11pt" style:font-size-complex="11pt"/>
    </style:style>
    <style:style style:name="P5" style:family="paragraph" style:parent-style-name="Standard">
      <style:text-properties fo:font-variant="normal" fo:text-transform="none" fo:color="#46464e" style:font-name="HK Grotesk" fo:font-size="10.5pt" fo:letter-spacing="normal" fo:font-style="normal" fo:font-weight="bold" style:font-size-asian="11pt" style:font-size-complex="11pt" loext:padding="0in" loext:border="none"/>
    </style:style>
    <style:style style:name="P6" style:family="paragraph" style:parent-style-name="Standard">
      <style:text-properties fo:font-variant="normal" fo:text-transform="none" fo:color="#46464e" style:font-name="HK Grotesk" fo:font-size="10.5pt" fo:letter-spacing="normal" fo:font-style="normal" fo:font-weight="bold" style:font-size-asian="11pt" style:font-style-asian="italic" style:font-weight-asian="bold" style:font-size-complex="11pt" style:font-style-complex="italic" style:font-weight-complex="bold" loext:padding="0in" loext:border="none"/>
    </style:style>
    <style:style style:name="P7" style:family="paragraph" style:parent-style-name="Standard">
      <style:text-properties fo:font-variant="normal" fo:text-transform="none" fo:color="#46464e" style:font-name="HK Grotesk" fo:font-size="10.5pt" fo:letter-spacing="normal" fo:font-style="normal" fo:font-weight="bold" officeooo:paragraph-rsid="0007f716" style:font-size-asian="11pt" style:font-style-asian="italic" style:font-weight-asian="bold" style:font-size-complex="11pt" style:font-style-complex="italic" style:font-weight-complex="bold" loext:padding="0in" loext:border="none"/>
    </style:style>
    <style:style style:name="P8" style:family="paragraph" style:parent-style-name="Standard">
      <style:text-properties fo:font-variant="normal" fo:text-transform="none" fo:color="#46464e" style:font-name="HK Grotesk" fo:font-size="10.5pt" fo:letter-spacing="normal" fo:font-style="normal" fo:font-weight="bold" style:font-weight-asian="bold" style:font-weight-complex="bold" loext:padding="0in" loext:border="none"/>
    </style:style>
    <style:style style:name="P9" style:family="paragraph" style:parent-style-name="Standard">
      <style:text-properties fo:font-variant="normal" fo:text-transform="none" fo:color="#46464e" style:font-name="HK Grotesk" fo:font-size="10.5pt" fo:letter-spacing="normal" fo:font-style="normal" fo:font-weight="normal" loext:padding="0in" loext:border="none"/>
    </style:style>
    <style:style style:name="P10" style:family="paragraph" style:parent-style-name="Standard">
      <style:text-properties fo:font-variant="normal" fo:text-transform="none" fo:color="#46464e" style:font-name="HK Grotesk" fo:font-size="10.5pt" fo:letter-spacing="normal" fo:font-style="normal" fo:font-weight="normal" officeooo:paragraph-rsid="0009c26f" loext:padding="0in" loext:border="none"/>
    </style:style>
    <style:style style:name="P11" style:family="paragraph" style:parent-style-name="Standard">
      <style:text-properties fo:font-variant="normal" fo:text-transform="none" fo:color="#46464e" style:font-name="HK Grotesk" fo:font-size="10.5pt" fo:letter-spacing="normal" fo:font-style="normal" fo:font-weight="normal" officeooo:paragraph-rsid="000e43df" loext:padding="0in" loext:border="none"/>
    </style:style>
    <style:style style:name="P12" style:family="paragraph" style:parent-style-name="Standard">
      <style:text-properties fo:font-variant="normal" fo:text-transform="none" fo:color="#46464e" style:font-name="HK Grotesk" fo:font-size="10.5pt" fo:letter-spacing="normal" fo:font-style="normal" fo:font-weight="normal" officeooo:paragraph-rsid="0007f716" loext:padding="0in" loext:border="none"/>
    </style:style>
    <style:style style:name="P13" style:family="paragraph" style:parent-style-name="Standard">
      <style:text-properties fo:font-variant="normal" fo:text-transform="none" fo:color="#46464e" style:font-name="HK Grotesk" fo:font-size="10.5pt" fo:letter-spacing="normal" fo:font-style="normal" fo:font-weight="normal" officeooo:rsid="000c5334" officeooo:paragraph-rsid="000c5334" loext:padding="0in" loext:border="none"/>
    </style:style>
    <style:style style:name="P14" style:family="paragraph" style:parent-style-name="Standard">
      <style:text-properties fo:font-variant="normal" fo:text-transform="none" fo:color="#46464e" style:font-name="HK Grotesk" fo:font-size="10.5pt" fo:letter-spacing="normal" fo:font-style="normal" fo:font-weight="normal" style:font-size-asian="11pt" style:font-size-complex="11pt" loext:padding="0in" loext:border="none"/>
    </style:style>
    <style:style style:name="P15" style:family="paragraph" style:parent-style-name="Standard" style:list-style-name="L4">
      <style:text-properties fo:font-variant="normal" fo:text-transform="none" fo:color="#46464e" style:font-name="HK Grotesk" fo:font-size="10.5pt" fo:letter-spacing="normal" fo:font-style="normal" fo:font-weight="normal" officeooo:rsid="0007f716" style:font-size-asian="11pt" style:font-style-asian="italic" style:font-size-complex="11pt" style:font-style-complex="italic" loext:padding="0in" loext:border="none"/>
    </style:style>
    <style:style style:name="P16" style:family="paragraph" style:parent-style-name="Standard">
      <style:paragraph-properties fo:text-align="start" style:justify-single-word="fals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17"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officeooo:paragraph-rsid="000b5d74" style:font-size-asian="11pt" style:font-style-asian="normal" style:font-size-complex="11pt" style:font-style-complex="normal" loext:padding="0in" loext:border="none"/>
    </style:style>
    <style:style style:name="P1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6464e" style:font-name="HK Grotesk" fo:font-size="10.5pt" fo:letter-spacing="normal" fo:font-style="normal" fo:font-weight="normal" officeooo:paragraph-rsid="0013e872" loext:padding="0in" loext:border="none"/>
    </style:style>
    <style:style style:name="P19"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6464e" style:font-name="HK Grotesk" fo:font-size="10.5pt" fo:letter-spacing="normal" fo:font-style="normal" fo:font-weight="normal" officeooo:paragraph-rsid="0013e872" loext:padding="0in" loext:border="none"/>
    </style:style>
    <style:style style:name="P20" style:family="paragraph" style:parent-style-name="Table_20_Contents">
      <style:text-properties style:font-name="Linux Libertine G" fo:font-size="20pt" fo:font-weight="bold" officeooo:rsid="0007f716" officeooo:paragraph-rsid="0007f716"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22" style:family="paragraph" style:parent-style-name="Table_20_Contents">
      <style:text-properties officeooo:paragraph-rsid="0007f716"/>
    </style:style>
    <style:style style:name="P23" style:family="paragraph" style:parent-style-name="Text_20_body" style:list-style-name="L3">
      <style:text-properties fo:font-variant="normal" fo:text-transform="none" fo:color="#46464e" style:font-name="HK Grotesk" fo:font-size="10.5pt" fo:letter-spacing="normal" fo:font-style="normal" fo:font-weight="normal" officeooo:paragraph-rsid="0009c26f" loext:padding="0in" loext:border="none"/>
    </style:style>
    <style:style style:name="P24" style:family="paragraph" style:parent-style-name="Text_20_body" style:list-style-name="L6">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25" style:family="paragraph" style:parent-style-name="Text_20_body" style:list-style-name="L19">
      <style:paragraph-properties fo:margin-top="0in" fo:margin-bottom="0in" loext:contextual-spacing="false" fo:text-align="start" style:justify-single-word="false" fo:orphans="2" fo:widows="2">
        <style:tab-stops>
          <style:tab-stop style:position="3.4063in"/>
        </style:tab-stops>
      </style:paragraph-properties>
      <style:text-properties fo:font-variant="normal" fo:text-transform="none" fo:color="#46464e" style:font-name="HK Grotesk" fo:font-size="10.5pt" fo:letter-spacing="normal" fo:font-style="normal" fo:font-weight="normal" officeooo:paragraph-rsid="00118427" loext:padding="0in" loext:border="none"/>
    </style:style>
    <style:style style:name="P26" style:family="paragraph" style:parent-style-name="Text_20_body" style:list-style-name="L20">
      <style:paragraph-properties fo:margin-top="0in" fo:margin-bottom="0in" loext:contextual-spacing="false" fo:text-align="start" style:justify-single-word="false" fo:orphans="2" fo:widows="2" fo:padding="0in" fo:border="none"/>
    </style:style>
    <style:style style:name="P27" style:family="paragraph" style:parent-style-name="Text_20_body" style:list-style-name="L10">
      <style:paragraph-properties fo:margin-top="0in" fo:margin-bottom="0in" loext:contextual-spacing="false" fo:text-align="start" style:justify-single-word="false" fo:orphans="2" fo:widows="2" fo:padding="0in" fo:border="none"/>
      <style:text-properties officeooo:paragraph-rsid="001c61e5"/>
    </style:style>
    <style:style style:name="P2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29"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30"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officeooo:paragraph-rsid="000b5d74" style:font-size-asian="11pt" style:font-style-asian="normal" style:font-size-complex="11pt" style:font-style-complex="normal" loext:padding="0in" loext:border="none"/>
    </style:style>
    <style:style style:name="P31"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officeooo:paragraph-rsid="000b9786" style:font-size-asian="11pt" style:font-style-asian="normal" style:font-size-complex="11pt" style:font-style-complex="normal" loext:padding="0in" loext:border="none"/>
    </style:style>
    <style:style style:name="P32"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33"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34"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07f716" style:font-size-asian="11pt" style:font-style-asian="normal" style:font-size-complex="11pt" style:font-style-complex="normal" loext:padding="0in" loext:border="none"/>
    </style:style>
    <style:style style:name="P35"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officeooo:rsid="001c61e5" officeooo:paragraph-rsid="001c61e5" style:font-size-asian="11pt" style:font-style-asian="normal" style:font-size-complex="11pt" style:font-style-complex="normal" loext:padding="0in" loext:border="none"/>
    </style:style>
    <style:style style:name="P36"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loext:padding="0in" loext:border="none"/>
    </style:style>
    <style:style style:name="P37"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loext:padding="0in" loext:border="none"/>
    </style:style>
    <style:style style:name="P38" style:family="paragraph" style:parent-style-name="Text_20_body" style:list-style-name="L20">
      <style:paragraph-properties fo:margin-top="0in" fo:margin-bottom="0in" loext:contextual-spacing="false" fo:text-align="start" style:justify-single-word="false" fo:orphans="2" fo:widows="2" fo:padding="0in" fo:border="none"/>
      <style:text-properties fo:font-variant="normal" fo:text-transform="none" fo:color="#46464e" style:font-name="HK Grotesk" fo:font-size="10.5pt" fo:letter-spacing="normal" fo:font-style="normal" fo:font-weight="normal" loext:padding="0in" loext:border="none"/>
    </style:style>
    <style:style style:name="P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6464e" style:font-name="HK Grotesk" fo:font-size="10.5pt" fo:letter-spacing="normal" fo:font-style="normal" fo:font-weight="normal" loext:padding="0in" loext:border="none"/>
    </style:style>
    <style:style style:name="P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6464e" style:font-name="HK Grotesk" fo:font-size="10.5pt" fo:letter-spacing="normal" fo:font-style="normal" fo:font-weight="normal" officeooo:paragraph-rsid="00118427" loext:padding="0in" loext:border="none"/>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loext:padding="0in" loext:border="none"/>
    </style:style>
    <style:style style:name="T1" style:family="text">
      <style:text-properties fo:font-weight="bold"/>
    </style:style>
    <style:style style:name="T2" style:family="text">
      <style:text-properties fo:font-weight="bold" fo:background-color="transparent" loext:char-shading-value="0"/>
    </style:style>
    <style:style style:name="T3" style:family="text">
      <style:text-properties fo:font-weight="bold" style:font-size-asian="11pt" style:font-weight-asian="bold" style:font-size-complex="11pt" style:font-weight-complex="bold"/>
    </style:style>
    <style:style style:name="T4" style:family="text">
      <style:text-properties fo:font-weight="bold" officeooo:rsid="0007f716" style:font-size-asian="11pt" style:font-weight-asian="bold" style:font-size-complex="11pt" style:font-weight-complex="bold"/>
    </style:style>
    <style:style style:name="T5" style:family="text">
      <style:text-properties fo:font-weight="bold" officeooo:rsid="000b5d74" style:font-size-asian="11pt" style:font-weight-asian="bold" style:font-size-complex="11pt" style:font-weight-complex="bold"/>
    </style:style>
    <style:style style:name="T6" style:family="text">
      <style:text-properties fo:font-weight="bold" officeooo:rsid="0009c26f" style:font-size-asian="11pt" style:font-weight-asian="bold" style:font-size-complex="11pt" style:font-weight-complex="bold"/>
    </style:style>
    <style:style style:name="T7" style:family="text">
      <style:text-properties fo:font-weight="bold" officeooo:rsid="000e43df" style:font-size-asian="11pt" style:font-weight-asian="bold" style:font-size-complex="11pt" style:font-weight-complex="bold"/>
    </style:style>
    <style:style style:name="T8" style:family="text">
      <style:text-properties fo:font-weight="bold" officeooo:rsid="000c5334" style:font-size-asian="11pt" style:font-weight-asian="bold" style:font-size-complex="11pt" style:font-weight-complex="bold"/>
    </style:style>
    <style:style style:name="T9" style:family="text">
      <style:text-properties officeooo:rsid="0007f716"/>
    </style:style>
    <style:style style:name="T10" style:family="text">
      <style:text-properties fo:font-variant="normal" fo:text-transform="none" fo:color="#46464e" style:font-name="HK Grotesk" fo:font-size="10.5pt" fo:letter-spacing="normal" fo:font-style="normal" fo:font-weight="normal" officeooo:rsid="0013e872" loext:padding="0in" loext:border="none"/>
    </style:style>
    <style:style style:name="T11" style:family="text">
      <style:text-properties fo:font-variant="normal" fo:text-transform="none" fo:color="#46464e" style:font-name="HK Grotesk" fo:font-size="10.5pt" fo:letter-spacing="normal" fo:font-style="normal" fo:font-weight="normal" loext:padding="0in" loext:border="none"/>
    </style:style>
    <style:style style:name="T12" style:family="text">
      <style:text-properties fo:font-variant="normal" fo:text-transform="none" fo:color="#46464e" style:font-name="HK Grotesk" fo:font-size="10.5pt" fo:letter-spacing="normal" fo:font-style="normal" fo:font-weight="normal" fo:background-color="transparent" loext:char-shading-value="0" loext:padding="0in" loext:border="none"/>
    </style:style>
    <style:style style:name="T13" style:family="text">
      <style:text-properties fo:font-variant="normal" fo:text-transform="none" fo:color="#46464e" style:font-name="HK Grotesk" fo:font-size="10.5pt" fo:letter-spacing="normal" fo:font-style="normal" fo:font-weight="normal" officeooo:rsid="0013e872" fo:background-color="transparent" loext:char-shading-value="0" loext:padding="0in" loext:border="none"/>
    </style:style>
    <style:style style:name="T14" style:family="text">
      <style:text-properties fo:font-variant="normal" fo:text-transform="none" fo:color="#46464e" style:font-name="HK Grotesk" fo:font-size="10.5pt" fo:letter-spacing="normal" fo:font-style="normal" fo:font-weight="normal" officeooo:rsid="001c61e5" style:font-size-asian="11pt" style:font-style-asian="normal" style:font-size-complex="11pt" style:font-style-complex="normal" loext:padding="0in" loext:border="none"/>
    </style:style>
    <style:style style:name="T15" style:family="text">
      <style:text-properties fo:font-variant="normal" fo:text-transform="none" fo:color="#46464e" style:font-name="HK Grotesk" fo:font-size="10.5pt" fo:letter-spacing="normal" fo:font-style="normal" fo:font-weight="normal" officeooo:rsid="0007f716" style:font-size-asian="20pt" style:font-weight-asian="bold" style:font-size-complex="20pt" style:font-weight-complex="bold"/>
    </style:style>
    <style:style style:name="T16" style:family="text">
      <style:text-properties fo:font-variant="normal" fo:text-transform="none" fo:color="#46464e" style:font-name="HK Grotesk" fo:font-size="10.5pt" fo:letter-spacing="normal" fo:font-style="normal" fo:font-weight="normal" officeooo:rsid="001e8716" style:font-size-asian="20pt" style:font-weight-asian="bold" style:font-size-complex="20pt" style:font-weight-complex="bold"/>
    </style:style>
    <style:style style:name="T17" style:family="text">
      <style:text-properties fo:font-variant="normal" fo:text-transform="none" fo:color="#46464e" fo:letter-spacing="normal" fo:font-style="normal"/>
    </style:style>
    <style:style style:name="T18" style:family="text">
      <style:text-properties fo:font-variant="normal" fo:text-transform="none" fo:color="#46464e" fo:letter-spacing="normal" fo:font-style="normal" officeooo:rsid="0007f716"/>
    </style:style>
    <style:style style:name="T19" style:family="text">
      <style:text-properties fo:font-variant="normal" fo:text-transform="none" fo:color="#46464e" fo:letter-spacing="normal" fo:font-style="normal" officeooo:rsid="001e8716"/>
    </style:style>
    <style:style style:name="T20" style:family="text">
      <style:text-properties officeooo:rsid="0009c26f"/>
    </style:style>
    <style:style style:name="T21" style:family="text">
      <style:text-properties fo:background-color="transparent" loext:char-shading-value="0"/>
    </style:style>
    <style:style style:name="T22" style:family="text">
      <style:text-properties officeooo:rsid="000b9786"/>
    </style:style>
    <style:style style:name="T23" style:family="text">
      <style:text-properties style:font-size-asian="11pt" style:font-weight-asian="bold" style:font-size-complex="11pt" style:font-weight-complex="bold"/>
    </style:style>
    <style:style style:name="T24" style:family="text">
      <style:text-properties officeooo:rsid="0009c26f" style:font-size-asian="11pt" style:font-weight-asian="bold" style:font-size-complex="11pt" style:font-weight-complex="bold"/>
    </style:style>
    <style:style style:name="T25" style:family="text">
      <style:text-properties style:font-size-asian="11pt" style:font-size-complex="11pt"/>
    </style:style>
    <style:style style:name="T26" style:family="text">
      <style:text-properties officeooo:rsid="000b5d74" style:font-size-asian="11pt" style:font-size-complex="11pt"/>
    </style:style>
    <style:style style:name="T27" style:family="text">
      <style:text-properties officeooo:rsid="000c5334" style:font-size-asian="11pt" style:font-size-complex="11pt"/>
    </style:style>
    <style:style style:name="T28" style:family="text">
      <style:text-properties officeooo:rsid="0007f716" style:font-size-asian="11pt" style:font-size-complex="11pt"/>
    </style:style>
    <style:style style:name="T29" style:family="text">
      <style:text-properties officeooo:rsid="0009c26f" style:font-size-asian="11pt" style:font-size-complex="11pt"/>
    </style:style>
    <style:style style:name="T30" style:family="text">
      <style:text-properties style:font-size-asian="11pt" style:font-weight-asian="normal" style:font-size-complex="11pt" style:font-weight-complex="normal"/>
    </style:style>
    <style:style style:name="T31" style:family="text">
      <style:text-properties officeooo:rsid="0009c26f" style:font-size-asian="11pt" style:font-weight-asian="normal" style:font-size-complex="11pt" style:font-weight-complex="normal"/>
    </style:style>
    <style:style style:name="T32" style:family="text">
      <style:text-properties officeooo:rsid="000e43df" style:font-size-asian="11pt" style:font-weight-asian="normal" style:font-size-complex="11pt" style:font-weight-complex="normal"/>
    </style:style>
    <style:style style:name="T33" style:family="text">
      <style:text-properties officeooo:rsid="000c5334" style:font-size-asian="11pt" style:font-weight-asian="normal" style:font-size-complex="11pt" style:font-weight-complex="normal"/>
    </style:style>
    <style:style style:name="T34" style:family="text">
      <style:text-properties style:font-size-asian="11pt" style:font-style-asian="italic" style:font-weight-asian="bold" style:font-size-complex="11pt" style:font-style-complex="italic" style:font-weight-complex="bold"/>
    </style:style>
    <style:style style:name="T35" style:family="text">
      <style:text-properties style:font-size-asian="11pt" style:font-style-asian="italic" style:font-size-complex="11pt" style:font-style-complex="italic"/>
    </style:style>
    <style:style style:name="T36" style:family="text">
      <style:text-properties officeooo:rsid="0007f716" style:font-size-asian="11pt" style:font-style-asian="italic" style:font-size-complex="11pt" style:font-style-complex="italic"/>
    </style:style>
    <style:style style:name="T37" style:family="text">
      <style:text-properties officeooo:rsid="0007f716" style:font-size-asian="11pt" style:font-style-asian="normal" style:font-size-complex="11pt" style:font-style-complex="normal"/>
    </style:style>
    <style:style style:name="T38" style:family="text">
      <style:text-properties officeooo:rsid="0009c26f" style:font-size-asian="11pt" style:font-style-asian="normal" style:font-size-complex="11pt" style:font-style-complex="normal"/>
    </style:style>
    <style:style style:name="T39" style:family="text">
      <style:text-properties style:font-weight-asian="bold" style:font-weight-complex="bold"/>
    </style:style>
    <style:style style:name="T40" style:family="text">
      <style:text-properties officeooo:rsid="000b9786" style:font-weight-asian="bold" style:font-weight-complex="bold"/>
    </style:style>
    <style:style style:name="T41" style:family="text">
      <style:text-properties officeooo:rsid="0013e872"/>
    </style:style>
    <style:style style:name="T42" style:family="text">
      <style:text-properties style:font-weight-asian="normal" style:font-weight-complex="normal"/>
    </style:style>
    <style:style style:name="T43" style:family="text">
      <style:text-properties officeooo:rsid="00152227"/>
    </style:style>
    <style:style style:name="T44" style:family="text">
      <style:text-properties officeooo:rsid="001819e0"/>
    </style:style>
    <style:style style:name="T45" style:family="text">
      <style:text-properties officeooo:rsid="001c61e5"/>
    </style:style>
    <style:style style:name="T46" style:family="text">
      <style:text-properties officeooo:rsid="001ca2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1252in" fo:text-indent="-0.25in" fo:margin-left="0.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40320205891296">
          <table:table-cell table:style-name="Table1.A1" office:value-type="string">
            <text:p text:style-name="P20">Yueqi Peng</text:p>
            <text:p text:style-name="P20"/>
            <text:p text:style-name="P22"><text:span text:style-name="T15">Organized and dependable candidate successful at managing multiple priorities with a positive attitude. Willingness to take on added responsibilities to meet team goals. </text:span><text:span text:style-name="T16">Has a keen interest in </text:span><text:span text:style-name="T18">ML product development life cycles.</text:span></text:p>
            <text:p text:style-name="P20"/>
          </table:table-cell>
          <table:table-cell table:style-name="Table1.A1" office:value-type="string">
            <text:p text:style-name="P21"/>
            <text:p text:style-name="P21"/>
            <text:p text:style-name="P21"/>
            <text:p text:style-name="P21">Mobile: (205) 396-6259</text:p>
            <text:p text:style-name="P16">yueqipeng2021@gmail.com</text:p>
            <text:p text:style-name="P16"><text:a xlink:type="simple" xlink:href="https://www.linkedin.com/in/yueqi-peng-304943214/" text:style-name="Internet_20_link" text:visited-style-name="Visited_20_Internet_20_Link">https://www.linkedin.com/in/yueqi-peng-304943214/</text:a></text:p>
            <text:p text:style-name="P16"><text:a xlink:type="simple" xlink:href="https://github.com/happinessbaby" text:style-name="Internet_20_link" text:visited-style-name="Visited_20_Internet_20_Link">https://github.com/happinessbaby</text:a></text:p>
            <text:p text:style-name="P16"/>
          </table:table-cell>
        </table:table-row>
      </table:table>
      <text:p text:style-name="Standard"/>
      <text:p text:style-name="HeadingSection">EXPERIENCE</text:p>
      <text:p text:style-name="P9"><text:span text:style-name="T4">Revature</text:span><text:span text:style-name="T25">, </text:span><text:span text:style-name="T28">remote, </text:span><text:span text:style-name="T29">full-time</text:span><text:span text:style-name="T25"><text:tab/><text:tab/><text:tab/><text:tab/><text:tab/><text:tab/></text:span><text:span text:style-name="T28">2022-01</text:span><text:span text:style-name="T25"> – </text:span><text:span text:style-name="T28">2023-01</text:span></text:p>
      <text:p text:style-name="P8"><text:span text:style-name="T36">Software Engineer</text:span><text:span text:style-name="T35"> </text:span></text:p>
      <text:p text:style-name="P9"><text:span text:style-name="T34"/></text:p>
      <text:p text:style-name="P14"/>
      <text:p text:style-name="P9"><text:span text:style-name="T4">Walmart</text:span><text:span text:style-name="T25">, </text:span><text:span text:style-name="T28">remote contractor, </text:span><text:span text:style-name="T29">full-time</text:span><text:span text:style-name="T25"><text:tab/><text:tab/><text:tab/><text:tab/><text:tab/></text:span><text:span text:style-name="T28">2022-05 </text:span><text:span text:style-name="T25">– </text:span><text:span text:style-name="T28">2022-10</text:span></text:p>
      <text:p text:style-name="P6"><text:span text:style-name="T9">Big Data Engineer </text:span></text:p>
      <text:list xml:id="list3697187525" text:style-name="L3">
        <text:list-item>
          <text:p text:style-name="P23"><text:span text:style-name="T37">Contracted to work for Walmart as a full-time data engineer.</text:span></text:p>
        </text:list-item>
        <text:list-item>
          <text:p text:style-name="P23"><text:span text:style-name="T37">Coordinated with other engineers to evaluate and improve low level deign of back-end features.</text:span></text:p>
        </text:list-item>
      </text:list>
      <text:list xml:id="list1938863206" text:style-name="L3">
        <text:list-item>
          <text:p text:style-name="P32">Worked with software development and testing team members to design and develop robust solutions to meet client requirements for functionality, scalability, and performance.</text:p>
        </text:list-item>
        <text:list-item>
          <text:p text:style-name="P32">Tested methodology with writing and execution of test plans, debugging and testing scripts and tools.</text:p>
        </text:list-item>
        <text:list-item>
          <text:p text:style-name="P32">Updated old code bases to modern development standards, improving functionality.</text:p>
          <text:p text:style-name="P15"/>
        </text:list-item>
      </text:list>
      <text:p text:style-name="P14"/>
      <text:p text:style-name="P9"><text:span text:style-name="T4">GW</text:span><text:span text:style-name="T25">, </text:span><text:span text:style-name="T28">remote contractor, </text:span><text:span text:style-name="T29">part-time</text:span><text:span text:style-name="T25"><text:tab/><text:tab/><text:tab/><text:tab/> <text:s text:c="12"/></text:span><text:span text:style-name="T28">2021-03</text:span><text:span text:style-name="T25">– </text:span><text:span text:style-name="T28">2021-06</text:span></text:p>
      <text:p text:style-name="P6"><text:span text:style-name="T9">Freelance Content Write</text:span></text:p>
      <text:list xml:id="list312828271" text:style-name="L6">
        <text:list-item>
          <text:p text:style-name="P24">Proofread and edited papers <text:span text:style-name="T20">and negotiated with clients</text:span> <text:span text:style-name="T20">to meet various client needs.</text:span></text:p>
        </text:list-item>
        <text:list-item>
          <text:p text:style-name="P33">Ghostwrote articles for different clients in academic and research industries.</text:p>
        </text:list-item>
        <text:list-item>
          <text:p text:style-name="P33">Developed content for variety of topics, ranging from technical to lifestyle.</text:p>
          <text:p text:style-name="P33"/>
        </text:list-item>
      </text:list>
      <text:p text:style-name="P14"/>
      <text:p text:style-name="P12"><text:span text:style-name="T4">Walmart</text:span><text:span text:style-name="T25">, </text:span><text:span text:style-name="T28">Tuscaloosa, Alabama</text:span><text:span text:style-name="T25">, </text:span><text:span text:style-name="T29">full-time</text:span><text:span text:style-name="T25"><text:tab/><text:tab/><text:tab/><text:tab/></text:span><text:span text:style-name="T29">2018-01</text:span><text:span text:style-name="T25"> – </text:span><text:span text:style-name="T29">2018-06</text:span></text:p>
      <text:p text:style-name="P7"><text:span text:style-name="T9">Store Associate </text:span></text:p>
      <text:list xml:id="list970162717" text:style-name="L8">
        <text:list-item>
          <text:p text:style-name="P36"><text:span text:style-name="T38">Of</text:span><text:span text:style-name="T37">fered assistance for increased customer satisfaction.</text:span></text:p>
        </text:list-item>
        <text:list-item>
          <text:p text:style-name="P34">Worked varied hours to meet seasonal and business needs.</text:p>
        </text:list-item>
        <text:list-item>
          <text:p text:style-name="P34">Prioritized tasks to meet tight deadlines, pitching in to assist others with project duties.</text:p>
        </text:list-item>
      </text:list>
      <text:p text:style-name="P28"/>
      <text:p text:style-name="P2">Technical <text:span text:style-name="T43">Competencies</text:span></text:p>
      <text:list xml:id="list446669376" text:style-name="L10">
        <text:list-item>
          <text:p text:style-name="P30"><text:span text:style-name="T39">Languages</text:span>: Python, C#, Scala, Spark, SQL</text:p>
        </text:list-item>
        <text:list-item>
          <text:p text:style-name="P27"><text:soft-page-break/><text:span text:style-name="T14">Software platforms: Unity, Jupyter Notebook, Databricks, Google Colab</text:span></text:p>
        </text:list-item>
        <text:list-item>
          <text:p text:style-name="P29"><text:span text:style-name="T39">ML </text:span><text:span text:style-name="T40">tools</text:span>: ML-Agents, MATLAB, TensorFlow, PyTorch, <text:span text:style-name="T21">Keras</text:span>, <text:span text:style-name="T21">Numpy</text:span>, Pandas, <text:span text:style-name="T21">SciKit</text:span> Learn, <text:span text:style-name="T21">HuggingFace</text:span></text:p>
        </text:list-item>
        <text:list-item>
          <text:p text:style-name="P35">ML skills: data preprocessing, feature engineering, data modeling, NLP, Reinforcement Learning</text:p>
        </text:list-item>
        <text:list-item>
          <text:p text:style-name="P29"><text:span text:style-name="T39">Database</text:span>: HDFS, MongoDB, MySQL</text:p>
        </text:list-item>
        <text:list-item>
          <text:p text:style-name="P31"><text:span text:style-name="T39">Development</text:span>: GitHub, Git, <text:span text:style-name="T21">VSCode</text:span>, <text:span text:style-name="T21">Intellij</text:span>, <text:span text:style-name="T46">WSL, </text:span>Linux, Ubuntu</text:p>
        </text:list-item>
        <text:list-item>
          <text:p text:style-name="P31"><text:span text:style-name="T40">Deployment</text:span><text:span text:style-name="T22">: </text:span><text:s/>ET<text:span text:style-name="T22">L, Amazon EC2, GCS</text:span></text:p>
        </text:list-item>
      </text:list>
      <text:p text:style-name="P17"/>
      <text:p text:style-name="P4"/>
      <text:p text:style-name="Standard"/>
      <text:p text:style-name="HeadingSection">CERTIFICATES, LICENSES</text:p>
      <text:p text:style-name="P3"/>
      <text:p text:style-name="P10"><text:span text:style-name="T6">Machine Learning Engineer Program</text:span><text:span text:style-name="T24"> </text:span><text:span text:style-name="T31">: FourthBrain</text:span><text:span text:style-name="T25"><text:tab/><text:tab/> <text:s/></text:span><text:span text:style-name="T27">2022-12</text:span><text:span text:style-name="T25"> – </text:span><text:span text:style-name="T27">2023-04</text:span></text:p>
      <text:p text:style-name="P11"><text:span text:style-name="T7">ETL with Spark SQL</text:span><text:span text:style-name="T31">: </text:span><text:span text:style-name="T32">Databricks</text:span><text:span text:style-name="T24"><text:tab/><text:tab/><text:tab/> <text:s text:c="24"/></text:span><text:span text:style-name="T31">202</text:span><text:span text:style-name="T32">2-04</text:span></text:p>
      <text:p text:style-name="P11"><text:span text:style-name="T7">Intro to Programming Nanodegree</text:span><text:span text:style-name="T32">: Udacity</text:span><text:span text:style-name="T24"><text:tab/><text:tab/><text:tab/> <text:s text:c="12"/></text:span><text:span text:style-name="T31">202</text:span><text:span text:style-name="T32">1-08</text:span></text:p>
      <text:p text:style-name="P13"><text:span text:style-name="T6">1</text:span><text:span text:style-name="T3">20-Hour Premier TEFL Course</text:span><text:span text:style-name="T30">: TEFL</text:span><text:span text:style-name="T23"><text:tab/><text:tab/><text:tab/><text:tab/></text:span><text:span text:style-name="T30">2021-05 – 2021-08</text:span></text:p>
      <text:p text:style-name="P10"><text:span text:style-name="T6">CELT</text:span><text:span text:style-name="T8">A</text:span><text:span text:style-name="T33">:</text:span><text:span text:style-name="T30"> </text:span><text:span text:style-name="T31">Cambridge Assessment English</text:span><text:span text:style-name="T25"><text:tab/><text:tab/> <text:s text:c="24"/></text:span><text:span text:style-name="T27">2020-10</text:span><text:span text:style-name="T25"> – </text:span><text:span text:style-name="T27">2021-02</text:span></text:p>
      <text:p text:style-name="P9"/>
      <text:p text:style-name="HeadingSection">EDUCATION</text:p>
      <text:p text:style-name="P9"><text:span text:style-name="T5">University of Chicago</text:span><text:span text:style-name="T25">, </text:span><text:span text:style-name="T26">Chicago</text:span><text:span text:style-name="T25">, </text:span><text:span text:style-name="T26">IL</text:span></text:p>
      <text:p text:style-name="P9"><text:span text:style-name="T26">Bachelors of Arts: Mathematics</text:span><text:span text:style-name="T25"><text:tab/><text:tab/><text:tab/><text:tab/><text:tab/><text:tab/><text:tab/></text:span><text:span text:style-name="T26">2009-2013</text:span></text:p>
      <text:p text:style-name="P9"/>
      <text:p text:style-name="P1"><text:span text:style-name="T44">Team </text:span>Projects</text:p>
      <text:p text:style-name="P5"><text:line-break/>3D Packing with Reinforcement Learning in Unity</text:p>
      <text:p text:style-name="P18"><text:span text:style-name="T42">Repository: </text:span><text:a xlink:type="simple" xlink:href="https://github.com/happinessbaby/Reinforcement-Learning-Unity-3D-Packing" text:style-name="Internet_20_link" text:visited-style-name="Visited_20_Internet_20_Link"><text:span text:style-name="T42">https://git</text:span></text:a><text:a xlink:type="simple" xlink:href="https://github.com/happinessbaby/Reinforcement-Learning-Unity-3D-Packing" text:style-name="Internet_20_link" text:visited-style-name="Visited_20_Internet_20_Link">hub.com/happinessbaby/Reinforcement-Learning-Unity-3D-Packing</text:a></text:p>
      <text:p text:style-name="P19"><text:span text:style-name="T42">Product page: </text:span><text:a xlink:type="simple" xlink:href="https://packerhand.com/" text:style-name="Internet_20_link" text:visited-style-name="Visited_20_Internet_20_Link">https://packerhand.com</text:a></text:p>
      <text:list xml:id="list713482009" text:style-name="L15">
        <text:list-item>
          <text:p text:style-name="P37">Played a key role in product development, product design, and product deployment</text:p>
        </text:list-item>
        <text:list-item>
          <text:p text:style-name="P37">Setup Unity 3D bin packing environment in C# and integrated ML-Agents toolkit for Reinforcement Learning</text:p>
        </text:list-item>
        <text:list-item>
          <text:p text:style-name="P37">Implemented physics simulations, mesh design, and 3D animation in Unity</text:p>
        </text:list-item>
        <text:list-item>
          <text:p text:style-name="P37">Set up Proximal Policy Optimization (PPO) as baseline model and incorporated state, action, reward trajectories from environment into RL algorithm</text:p>
        </text:list-item>
        <text:list-item>
          <text:p text:style-name="P37">Trained model on local and EC2 and fine-tuned <text:span text:style-name="T21">hyperparameters</text:span> for PPO plus two supplementary networks (Curiosity Network and Resilient Network Distillation)</text:p>
        </text:list-item>
        <text:list-item>
          <text:p text:style-name="P37">Set up multi-platform training for better utilization of hardware resource and improved model performance and curriculum learning for increased data variability and better RL learning solutions</text:p>
        </text:list-item>
        <text:list-item>
          <text:p text:style-name="P37">Increased KPI of percent volume filled from 75% as the industrial average to 85%</text:p>
        </text:list-item>
      </text:list>
      <text:p text:style-name="P41"/>
      <text:p text:style-name="P41"/>
      <text:p text:style-name="P40"><text:span text:style-name="T1">Building a Pub-Sub System using Kafka with Spark </text:span></text:p>
      <text:p text:style-name="P40"><text:span text:style-name="T42">Repository: </text:span><text:a xlink:type="simple" xlink:href="https://github.com/happinessbaby/bigdatacapstone" text:style-name="Internet_20_link" text:visited-style-name="Visited_20_Internet_20_Link"><text:span text:style-name="T42">https://github.com/happinessbaby/bigdatacapstone</text:span></text:a></text:p>
      <text:p text:style-name="P40"><text:span text:style-name="T42"/></text:p>
      <text:list xml:id="list2608574033" text:style-name="L19">
        <text:list-item>
          <text:p text:style-name="P25"><text:soft-page-break/>Build a Kafka pub-sub API using Spark-Kafka Integration   </text:p>
        </text:list-item>
        <text:list-item>
          <text:p text:style-name="P25">Digested data through <text:span text:style-name="T21">Akka</text:span> set up by other team member using Kafka   </text:p>
        </text:list-item>
        <text:list-item>
          <text:p text:style-name="P25">Set up and configured Kafka Producers, Brokers, and Consumers   </text:p>
        </text:list-item>
        <text:list-item>
          <text:p text:style-name="P25">Consumed data through Kafka Consumers and sent it to Hive tables in remote HDFS cluster on AWS   </text:p>
        </text:list-item>
        <text:list-item>
          <text:p text:style-name="P25">Made adjustment accordingly to the Kafka API to suit the project’s changing needs</text:p>
        </text:list-item>
      </text:list>
      <text:p text:style-name="P41"/>
      <text:p text:style-name="P41"/>
      <text:p text:style-name="P39"><text:span text:style-name="T1">Predicting Wildfires with Spark’s </text:span><text:span text:style-name="T2">MLLib</text:span> <text:span text:style-name="T1">Features</text:span></text:p>
      <text:p text:style-name="P39"><text:span text:style-name="T1">Repository: </text:span><text:a xlink:type="simple" xlink:href="https://github.com/happinessbaby/Wildfire" text:style-name="Internet_20_link" text:visited-style-name="Visited_20_Internet_20_Link">https://github.com/happinessbaby/Wildfire</text:a></text:p>
      <text:p text:style-name="P39"/>
      <text:list xml:id="list2025339344" text:style-name="L20">
        <text:list-item>
          <text:p text:style-name="P38"><text:span text:style-name="T41">I</text:span>mported data from <text:span text:style-name="T21">Kaggle</text:span> and did data cleaning, partitioning, and sampling</text:p>
        </text:list-item>
        <text:list-item>
          <text:p text:style-name="P38"><text:span text:style-name="T41">Used </text:span>weather API <text:span text:style-name="T41">with </text:span>Spark and created <text:span text:style-name="T21">Dataframes</text:span> from API calls</text:p>
        </text:list-item>
        <text:list-item>
          <text:p text:style-name="P26"><text:span text:style-name="T10">Analyzed data using</text:span><text:span text:style-name="T11"> </text:span><text:span text:style-name="T12">SparkSQL</text:span><text:span text:style-name="T11"> and successfully found correlation between </text:span><text:span text:style-name="T12">wildfi</text:span><text:span text:style-name="T13">r</text:span><text:span text:style-name="T12">e</text:span><text:span text:style-name="T11"> and geography and climate</text:span></text:p>
        </text:list-item>
        <text:list-item>
          <text:p text:style-name="P38">Used Spark <text:span text:style-name="T21">MLlib</text:span> for hypothesis testing on categorical fire features and build a correlation matrix</text:p>
        </text:list-item>
        <text:list-item>
          <text:p text:style-name="P38">Built a logistic regression model for future prediction of wildfires</text:p>
        </text:list-item>
      </text:list>
      <text:p text:style-name="P39"/>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K Grotesk" svg:font-family="'HK Grotesk', sans-serif"/>
    <style:font-face style:name="Mangal1" svg:font-family="Mangal"/>
    <style:font-face style:name="Minion" svg:font-family="Minion"/>
    <style:font-face style:name="OpenSymbol1" svg:font-family="OpenSymbol"/>
    <style:font-face style:name="Linux Biolinum G" svg:font-family="'Linux Biolinum G'" style:font-pitch="variable"/>
    <style:font-face style:name="Linux Libertine G" svg:font-family="'Linux Libertine G'" style:font-pitch="variable"/>
    <style:font-face style:name="Linux Libertine G1" svg:font-family="'Linux Libertine G'" style:font-adornments="Bold"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inion" fo:font-size="12pt" fo:language="en" fo:country="US"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inio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Minion" fo:font-family="Minion"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Minion" fo:font-family="Minio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Minion" fo:font-family="Minion"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Section" style:family="paragraph" style:parent-style-name="Title" style:master-page-name="">
      <style:paragraph-properties fo:margin-top="0in" fo:margin-bottom="0.1in" loext:contextual-spacing="false" fo:text-align="start" style:justify-single-word="false" style:page-number="auto" fo:padding="0.0201in" fo:border-left="none" fo:border-right="none" fo:border-top="0.51pt solid #000000" fo:border-bottom="0.51pt solid #000000" style:shadow="none"/>
      <style:text-properties style:font-name="Linux Libertine G1" fo:font-family="'Linux Libertine G'" style:font-style-name="Bold" style:font-pitch="variable" fo:font-size="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6T16:25:05.850641039</meta:creation-date>
    <meta:editing-duration>PT1H8M8S</meta:editing-duration>
    <meta:editing-cycles>16</meta:editing-cycles>
    <meta:generator>LibreOffice/6.4.7.2$Linux_X86_64 LibreOffice_project/40$Build-2</meta:generator>
    <dc:description>Prepare and maintain your resume quickly and effortlessly with Experienced Candidate Resume Template. Get your resume noticed with the contemporary, yet minimal, design of this template which helps you focus on your content while taking care of formatting details. &lt;a href="http://www.sourceforge.net/projects/fost"&gt;Free and Open Source Templates&lt;/a&gt;</dc:description>
    <dc:subject>Experienced Candidate Resume Template</dc:subject>
    <dc:title>Experienced Candidate Resume Template</dc:title>
    <meta:keyword>prepress123</meta:keyword>
    <meta:keyword>employment</meta:keyword>
    <meta:keyword>job search</meta:keyword>
    <meta:keyword>career</meta:keyword>
    <meta:keyword>resume</meta:keyword>
    <meta:keyword>experienced candidate</meta:keyword>
    <meta:keyword>CV</meta:keyword>
    <meta:keyword>Prepress International</meta:keyword>
    <dc:date>2023-04-06T18:05:41.664386998</dc:date>
    <meta:document-statistic meta:table-count="1" meta:image-count="0" meta:object-count="0" meta:page-count="3" meta:paragraph-count="70" meta:word-count="619" meta:character-count="4562" meta:non-whitespace-character-count="3916"/>
    <meta:user-defined meta:name="License">GNU General Public License</meta:user-defined>
    <meta:user-defined meta:name="Publisher">Prepress International</meta:user-defined>
  </office:meta>
</office:document-meta>
</file>